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color="#ffffff" fo:font-family="'Times New Roman'" style:font-family-generic="roman" style:font-pitch="variable" fo:font-size="60pt" fo:font-weight="bold"/>
    </style:style>
    <style:style style:name="T1" style:family="text">
      <style:text-properties fo:color="#ffffff" fo:font-family="'Times New Roman'" style:font-family-generic="roman" style:font-pitch="variable" fo:font-size="60pt" fo:font-weight="bold"/>
    </style:style>
    <style:style style:name="T2" style:family="text">
      <style:text-properties fo:color="#ffffff" fo:font-family="'Times New Roman'" style:font-family-generic="roman" style:font-pitch="variable" fo:font-size="60pt" fo:font-style="normal" fo:font-weight="bold" style:font-size-asian="24pt" style:font-size-complex="21.100000381469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1" draw:layer="layout" svg:width="28cm" svg:height="21cm" svg:x="0cm" svg:y="0cm" presentation:class="title" presentation:user-transformed="true">
          <draw:text-box>
            <text:p text:style-name="P1"><text:span text:style-name="T1">Wody nie ugaszą jej,</text:span><text:span text:style-name="T1"><text:line-break/></text:span><text:span text:style-name="T2">Nie da zdławić się przez wiatr.</text:span><text:span text:style-name="T2"><text:line-break/></text:span><text:span text:style-name="T2">Rzeki nie zatopią jej,</text:span><text:span text:style-name="T2"><text:line-break/></text:span><text:span text:style-name="T2">A jej żar to ognia żar.</text:span><text:span text:style-name="T2"><text:line-break/></text:span><text:span text:style-name="T2">Jak śmierć jest miłość,</text:span><text:span text:style-name="T2"><text:line-break/></text:span><text:span text:style-name="T2">tak potężna jest.</text:span><text:span text:style-name="T2"><text:line-break/></text:span><text:span text:style-name="T2">Jak śmierć jest miłość,</text:span><text:span text:style-name="T2"><text:line-break/></text:span><text:span text:style-name="T2">potężniejsza jest.</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ootnote_20_text" style:display-name="footnote text" style:family="graphic">
      <style:paragraph-properties style:text-autospace="none"/>
      <style:text-properties fo:font-size="24.7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1T18:49:46</meta:creation-date>
    <dc:creator>Rafał Talacha</dc:creator>
    <dc:date>2009-02-01T15:03:05</dc:date>
    <dc:language>en-US</dc:language>
    <meta:editing-cycles>7</meta:editing-cycles>
    <meta:editing-duration>PT6M30S</meta:editing-duration>
    <meta:user-defined meta:name="Info 1"/>
    <meta:user-defined meta:name="Info 2"/>
    <meta:user-defined meta:name="Info 3"/>
    <meta:user-defined meta:name="Info 4"/>
    <meta:document-statistic meta:object-count="11"/>
  </office:meta>
</office:document-meta>
</file>